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p1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0pt" officeooo:paragraph-rsid="0018d9d9" style:font-size-asian="10pt" style:font-size-complex="10pt" fo:hyphenate="false" fo:hyphenation-remain-char-count="2" fo:hyphenation-push-char-count="2" loext:hyphenation-no-caps="false"/>
    </style:style>
    <style:style style:name="P2" style:family="paragraph" style:parent-style-name="p1" style:master-page-name="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" fo:font-size="10pt" officeooo:paragraph-rsid="0018d9d9" style:font-size-asian="10pt" style:font-size-complex="10pt" fo:hyphenate="false" fo:hyphenation-remain-char-count="2" fo:hyphenation-push-char-count="2" loext:hyphenation-no-caps="false"/>
    </style:style>
    <style:style style:name="P3" style:family="paragraph" style:parent-style-name="n3">
      <loext:graphic-properties draw:fill="none"/>
      <style:paragraph-properties fo:margin-left="0cm" fo:margin-right="0cm" fo:margin-top="0.706cm" fo:margin-bottom="0.318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18d9d9" fo:hyphenate="false" fo:hyphenation-remain-char-count="2" fo:hyphenation-push-char-count="2" loext:hyphenation-no-caps="false"/>
    </style:style>
    <style:style style:name="P4" style:family="paragraph" style:parent-style-name="p1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18d9d9" fo:hyphenate="false" fo:hyphenation-remain-char-count="2" fo:hyphenation-push-char-count="2" loext:hyphenation-no-caps="false"/>
    </style:style>
    <style:style style:name="P5" style:family="paragraph" style:parent-style-name="p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8d9d9" fo:hyphenate="false" fo:hyphenation-remain-char-count="2" fo:hyphenation-push-char-count="2" loext:hyphenation-no-caps="false"/>
    </style:style>
    <style:style style:name="P6" style:family="paragraph" style:parent-style-name="n7" style:master-page-name="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18d9d9" fo:hyphenate="false" fo:hyphenation-remain-char-count="2" fo:hyphenation-push-char-count="2" loext:hyphenation-no-caps="false"/>
    </style:style>
    <style:style style:name="P7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" fo:font-size="10pt" officeooo:paragraph-rsid="0018d9d9" style:font-size-asian="10pt" style:font-size-complex="10pt" fo:hyphenate="false" fo:hyphenation-remain-char-count="2" fo:hyphenation-push-char-count="2" loext:hyphenation-no-caps="false"/>
    </style:style>
    <style:style style:name="P8" style:family="paragraph" style:parent-style-name="p1" style:list-style-name="L2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" fo:font-size="10pt" officeooo:paragraph-rsid="0018d9d9" style:font-size-asian="10pt" style:font-size-complex="10pt" fo:hyphenate="false" fo:hyphenation-remain-char-count="2" fo:hyphenation-push-char-count="2" loext:hyphenation-no-caps="false"/>
    </style:style>
    <style:style style:name="P9" style:family="paragraph" style:parent-style-name="p1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Arial" fo:font-size="10pt" officeooo:paragraph-rsid="0018d9d9" style:font-size-asian="10pt" style:font-size-complex="10pt" fo:hyphenate="false" fo:hyphenation-remain-char-count="2" fo:hyphenation-push-char-count="2" loext:hyphenation-no-caps="false"/>
    </style:style>
    <style:style style:name="P10" style:family="paragraph" style:parent-style-name="p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" fo:font-size="10pt" officeooo:paragraph-rsid="0018d9d9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font-style="italic" style:font-style-asian="italic"/>
    </style:style>
    <style:style style:name="T2" style:family="text">
      <style:text-properties fo:background-color="#ffffff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fo:background-color="#ffffff" loext:char-shading-value="0" style:font-size-asian="10pt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Toc439854392"/>Tarefa 1. <text:span text:style-name="T7">Realizar consultas con datos de máis dunha táboa utilizando unha composición interna</text:span><text:bookmark-end text:name="_Toc439854392"/></text:p>
      <text:p text:style-name="P6">Sobre a base de datos tendaBD</text:p>
      <text:p text:style-name="P4"><text:span text:style-name="T6">Tarefa 1.1.</text:span><text:span text:style-name="T5"> Seleccionar os artigos de cor negra e mostrar o seu número, nome e peso, así como o nome do provedor.</text:span></text:p>
      <text:p text:style-name="P1">SELECT art_color, art_codigo, art_nome, art_peso, prv_nome<text:line-break/>FROM artigos AS A<text:line-break/>INNER JOIN provedores AS P ON art_provedor = prv_id<text:line-break/>WHERE art_color LIKE 'NEGRO';</text:p>
      <text:p text:style-name="P1"><text:span text:style-name="T3">Tarefa 1.2.</text:span> Seleccionar para todos os apelidos, nome e o nome da provincia na que residen. Os dous primeiros díxitos do código postal (<text:span text:style-name="T1">clt_cp</text:span>) corresponden ao código da provincia na que reside o cliente. Ordenar o resultado polo nome da provincia, e dentro da provincia, polos apelidos e nome, alfabeticamente.</text:p>
      <text:p text:style-name="P1">SELECT clt_apelidos, clt_nome, LEFT(clt_cp,2) AS provincia<text:line-break/>FROM empregados, clientes <text:line-break/>ORDER BY provincia, clt_apelidos, clt_nome </text:p>
      <text:p text:style-name="P1"><text:span text:style-name="T3">Tarefa 1.3.</text:span> Mostrar para cada venda: nome e apelidos do cliente, día, mes, e ano da venda (cada un nunha columna).</text:p>
      <text:p text:style-name="P1">SELECT clt_nome, clt_apelidos, ven_data, <text:line-break/>DAY(ven_data) AS diaVenda, <text:line-break/>MONTH(ven_data) AS mesVenda, <text:line-break/>YEAR(ven_data) AS anoVenda<text:line-break/>FROM clientes AS clt<text:line-break/>INNER JOIN vendas AS vnd ON (ven_cliente = clt_id);</text:p>
      <text:p text:style-name="P1"><text:span text:style-name="T3">Tarefa 1.4.</text:span> Mostrar unha lista que conteña: número de vendas, número de artigos vendidos, suma de unidades vendidas e a media dos prezos unitarios dos artigos vendidos.</text:p>
      <text:p text:style-name="P1">SELECT COUNT(distinct ven_id) AS numeroVendas, <text:line-break/><text:tab/> <text:s text:c="2"/>COUNT(distinct dev_artigo) AS numero_artigos,<text:line-break/> <text:s text:c="6"/>SUM(dev_cantidade) AS unidadesVendidas,<text:line-break/> <text:s text:c="6"/>AVG(dev_prezo_unitario) AS media_prezos<text:line-break/>FROM vendas<text:line-break/>INNER JOIN detalle_vendas ON ven_id = dev_venda;</text:p>
      <text:p text:style-name="P1"><text:span text:style-name="T3">Tarefa 1.5.</text:span> Seleccionar para cada artigo o seu número, nome, peso e o nome que corresponde ao peso (<text:span text:style-name="T1">peso_nome</text:span>), tendo en conta a información contida na táboa <text:span text:style-name="T1">pesos</text:span>, que da un nome aos pesos en función do intervalo ao que pertence. Ordenar o resultado polo peso do artigo, de maior a menor.</text:p>
      <text:p text:style-name="P1">SELECT art_codigo, art_nome, art_peso, peso_nome<text:line-break/>FROM artigos AS ar<text:line-break/>INNER JOIN pesos AS pe<text:line-break/>ORDER BY art_peso DESC; </text:p>
      <text:p text:style-name="P1"><text:span text:style-name="T3">Tarefa 1.6.</text:span> Mostrar para cada venta: nome e apelidos do cliente, a data da venta con formato dd/mm/aa e os días transcorridos dende que se fixo a venta. Ordenar o resultado polo número de días transcorridos dende a venta.</text:p>
      <text:p text:style-name="P1">SELECT clt_nome, clt_apelidos, ven_data, DAY( current_date()) - DAY(ven_data) AS diasTranscorridos<text:line-break/>FROM clientes, vendas<text:line-break/>ORDER BY diasTranscorridos DESC;</text:p>
      <text:p text:style-name="P1"/>
      <text:p text:style-name="P1"/>
      <text:p text:style-name="P1"/>
      <text:p text:style-name="P1"><text:soft-page-break/><text:span text:style-name="T3">Tarefa 1.7.</text:span> Seleccionar os nomes das provincias nas que temos clientes.</text:p>
      <text:p text:style-name="P1">SELECT DISTINCT(LEFT(clt_cp,2)) AS provincia<text:line-break/>FROM clientes<text:line-break/>WHERE provincia IS NOT NULL;</text:p>
      <text:p text:style-name="P2"><text:span text:style-name="T3">Tarefa 1.8.</text:span> Seleccionar para cada venda:</text:p>
      <text:list xml:id="list67145441" text:style-name="L1">
        <text:list-item>
          <text:p text:style-name="P7">Datos da venda: identificador e data da venda.</text:p>
        </text:list-item>
        <text:list-item>
          <text:p text:style-name="P7">Datos do cliente: nome do cliente (nome e apelidos separados por coma).</text:p>
        </text:list-item>
        <text:list-item>
          <text:p text:style-name="P7">Datos do empregado: nome do empregado (nome e apelidos separados por coma).</text:p>
        </text:list-item>
        <text:list-item>
          <text:p text:style-name="P7">Mostrar os datos ordenados polos apelidos e nome do cliente.</text:p>
        </text:list-item>
      </text:list>
      <text:p text:style-name="P10">SELECT ven_id, ven_data, clt_nome, clt_apelidos, emp_nome, emp_apelidos<text:line-break/>FROM vendas, clientes, empregados<text:line-break/>ORDER BY clt_apelidos, clt_nome;</text:p>
      <text:p text:style-name="P5"><text:span text:style-name="T6">Tarefa 1.9.</text:span><text:span text:style-name="T5"> </text:span><text:span text:style-name="T4">Seleccionar información sobre os artigos vendidos. Para cada liña de detalle interesa:</text:span></text:p>
      <text:list xml:id="list4085300656" text:style-name="L2">
        <text:list-item>
          <text:p text:style-name="P8">Datos do cliente: apelidos e nome separados por coma, nunha única columna.</text:p>
        </text:list-item>
        <text:list-item>
          <text:p text:style-name="P8"><text:span text:style-name="T2">Datos do artigo: nome, cantidade, <text:s/>prezo unitario, desconto e o importe final para</text:span> o cliente (resultado de multiplicar a cantidade polo prezo unitario e aplicar o<text:span text:style-name="T2"> </text:span>desconto que corresponde). <text:span text:style-name="T2">Mostrar os resultados ordenados polo nome do artigo</text:span>.</text:p>
        </text:list-item>
      </text:list>
      <text:p text:style-name="P10">SELECT <text:tab/>CONCAT(clt_nome, clt_apelidos) AS nome_completo, art_nome, dev_cantidade, dev_prezo_unitario, dev_desconto, <text:line-break/><text:tab/><text:tab/>IF(dev_desconto &gt; 0,(dev_cantidade * dev_prezo_unitario) * (1 - (dev_desconto/100)), <text:line-break/> <text:s text:c="7"/>dev_cantidade * dev_prezo_unitario ) AS importeFinal<text:line-break/>FROM clientes, detalle_vendas, artig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12:09.924000000</meta:creation-date>
    <dc:date>2022-02-22T09:26:49.422000000</dc:date>
    <meta:editing-duration>PT30M17S</meta:editing-duration>
    <meta:editing-cycles>9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6" meta:word-count="535" meta:character-count="3656" meta:non-whitespace-character-count="3114"/>
  </office:meta>
</office:document-meta>
</file>